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53880" officeooo:paragraph-rsid="00253880"/>
    </style:style>
    <style:style style:name="P2" style:family="paragraph" style:parent-style-name="Standard">
      <style:text-properties officeooo:rsid="0026f2d8" officeooo:paragraph-rsid="0026f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不同数据集的对比实验：</text:p>
      <text:p text:style-name="P1">网络结构：encoder为2层transformer block；分类器为MLP分类器；</text:p>
      <text:p text:style-name="P1">数据集：Houston13-18，epoch=。，lr=1e-6，num_k=4，sample_num=180，patch_size=5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9:39:53.418979533</meta:creation-date>
    <dc:date>2022-01-22T09:51:29.898046074</dc:date>
    <meta:editing-duration>P1DT41M2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49" meta:character-count="124" meta:non-whitespace-character-count="123"/>
  </office:meta>
</office:document-meta>
</file>